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364cm"/>
    </style:style>
    <style:style style:name="Tabla1.B" style:family="table-column">
      <style:table-column-properties style:column-width="4.745cm"/>
    </style:style>
    <style:style style:name="Tabla1.C" style:family="table-column">
      <style:table-column-properties style:column-width="5.392cm"/>
    </style:style>
    <style:style style:name="Tabla1.D" style:family="table-column">
      <style:table-column-properties style:column-width="4.08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Entiendo! Hacer un barrido exhaustivo para recopilar toda la información sobre actividades en los parques puede ser una tarea extensa, pero tener una estructura clara te ayudará a organizarte mejor. Aquí te dejo una tabla con las categorías de información que podrías buscar y cómo podrías almacenarl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Categoría</text:span></text:p>
            </table:table-cell>
            <table:table-cell table:style-name="Tabla1.A1" office:value-type="string">
              <text:p text:style-name="Table_20_Heading"><text:span text:style-name="Strong_20_Emphasis">Datos Específicos</text:span></text:p>
            </table:table-cell>
            <table:table-cell table:style-name="Tabla1.A1" office:value-type="string">
              <text:p text:style-name="Table_20_Heading"><text:span text:style-name="Strong_20_Emphasis">Fuentes y Estrategia de Búsqueda</text:span></text:p>
            </table:table-cell>
            <table:table-cell table:style-name="Tabla1.A1" office:value-type="string">
              <text:p text:style-name="Table_20_Heading"><text:span text:style-name="Strong_20_Emphasis">Formato de Almacenamiento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Nombre del Parque</text:span></text:p>
          </table:table-cell>
          <table:table-cell table:style-name="Tabla1.A1" office:value-type="string">
            <text:p text:style-name="Table_20_Contents">Nombre oficial del parque</text:p>
          </table:table-cell>
          <table:table-cell table:style-name="Tabla1.A1" office:value-type="string">
            <text:p text:style-name="Table_20_Contents">Web oficial de los parques de Jaén, sitios de turismo oficial, blogs de viajes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bicación</text:span></text:p>
          </table:table-cell>
          <table:table-cell table:style-name="Tabla1.A1" office:value-type="string">
            <text:p text:style-name="Table_20_Contents">Dirección exacta, coordenadas GPS, accesos y mapas</text:p>
          </table:table-cell>
          <table:table-cell table:style-name="Tabla1.A1" office:value-type="string">
            <text:p text:style-name="Table_20_Contents">Mapas interactivos, Google Maps, sitios de turismo oficial</text:p>
          </table:table-cell>
          <table:table-cell table:style-name="Tabla1.A1" office:value-type="string">
            <text:p text:style-name="Table_20_Contents">Texto, mapa interactiv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ipo de Parque</text:span></text:p>
          </table:table-cell>
          <table:table-cell table:style-name="Tabla1.A1" office:value-type="string">
            <text:p text:style-name="Table_20_Contents">Natural, nacional, regional, protegido, etc.</text:p>
          </table:table-cell>
          <table:table-cell table:style-name="Tabla1.A1" office:value-type="string">
            <text:p text:style-name="Table_20_Contents">Web oficial de la Junta de Andalucía, Wikipedia, asociaciones de parques naturales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Área</text:span></text:p>
          </table:table-cell>
          <table:table-cell table:style-name="Tabla1.A1" office:value-type="string">
            <text:p text:style-name="Table_20_Contents">Superficie del parque en km²</text:p>
          </table:table-cell>
          <table:table-cell table:style-name="Tabla1.A1" office:value-type="string">
            <text:p text:style-name="Table_20_Contents">Web oficial, informes de parques, datos de la Junta de Andalucía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ctividades</text:span></text:p>
          </table:table-cell>
          <table:table-cell table:style-name="Tabla1.A1" office:value-type="string">
            <text:p text:style-name="Table_20_Contents">Senderismo, ciclismo, observación de fauna, fotografía, talleres, etc.</text:p>
          </table:table-cell>
          <table:table-cell table:style-name="Tabla1.A1" office:value-type="string">
            <text:p text:style-name="Table_20_Contents">Blogs de actividades al aire libre, asociaciones locales, guías turísticas</text:p>
          </table:table-cell>
          <table:table-cell table:style-name="Tabla1.A1" office:value-type="string">
            <text:p text:style-name="Table_20_Contents">Lista con enlaces a actividades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utas recomendadas</text:span></text:p>
          </table:table-cell>
          <table:table-cell table:style-name="Tabla1.A1" office:value-type="string">
            <text:p text:style-name="Table_20_Contents">Rutas de senderismo, dificultad, duración, desnivel, puntos de interés</text:p>
          </table:table-cell>
          <table:table-cell table:style-name="Tabla1.A1" office:value-type="string">
            <text:p text:style-name="Table_20_Contents">Guías turísticas, webs de senderismo, foros de montañismo, asociaciones de guías locales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ejor época para visitar</text:span></text:p>
          </table:table-cell>
          <table:table-cell table:style-name="Tabla1.A1" office:value-type="string">
            <text:p text:style-name="Table_20_Contents">Temporada recomendada para cada tipo de actividad (senderismo, observación de fauna, etc.)</text:p>
          </table:table-cell>
          <table:table-cell table:style-name="Tabla1.A1" office:value-type="string">
            <text:p text:style-name="Table_20_Contents">Webs especializadas en naturaleza, climatología, foros de viajeros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auna y flora</text:span></text:p>
          </table:table-cell>
          <table:table-cell table:style-name="Tabla1.A1" office:value-type="string">
            <text:p text:style-name="Table_20_Contents">Especies destacadas del parque, con detalles sobre su avistamiento y conservación</text:p>
          </table:table-cell>
          <table:table-cell table:style-name="Tabla1.A1" office:value-type="string">
            <text:p text:style-name="Table_20_Contents">Guías de fauna, blogs de naturaleza, asociaciones de conservacionistas, web oficial del parque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stalaciones</text:span></text:p>
          </table:table-cell>
          <table:table-cell table:style-name="Tabla1.A1" office:value-type="string">
            <text:p text:style-name="Table_20_Contents">Información sobre centros de visitantes, áreas de picnic, aparcamiento, servicios, etc.</text:p>
          </table:table-cell>
          <table:table-cell table:style-name="Tabla1.A1" office:value-type="string">
            <text:p text:style-name="Table_20_Contents">Web oficial, blogs de parques, foros de turistas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Horarios y Tarifas</text:span></text:p>
          </table:table-cell>
          <table:table-cell table:style-name="Tabla1.A1" office:value-type="string">
            <text:p text:style-name="Table_20_Contents">Horarios de apertura, tarifas para actividades (si las hay), fechas especiales</text:p>
          </table:table-cell>
          <table:table-cell table:style-name="Tabla1.A1" office:value-type="string">
            <text:p text:style-name="Table_20_Contents">Web oficial, oficinas de turismo, informes de la Junta de Andalucía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ventos y Actividades Especiales</text:span></text:p>
          </table:table-cell>
          <table:table-cell table:style-name="Tabla1.A1" office:value-type="string">
            <text:p text:style-name="Table_20_Contents">Rutas guiadas, talleres, festivales, exposiciones, etc.</text:p>
          </table:table-cell>
          <table:table-cell table:style-name="Tabla1.A1" office:value-type="string">
            <text:p text:style-name="Table_20_Contents">Webs locales, asociaciones de turismo, calendarios de eventos del parque</text:p>
          </table:table-cell>
          <table:table-cell table:style-name="Tabla1.A1" office:value-type="string">
            <text:p text:style-name="Table_20_Contents">Lista con enlaces a eventos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ccesibilidad</text:span></text:p>
          </table:table-cell>
          <table:table-cell table:style-name="Tabla1.A1" office:value-type="string">
            <text:p text:style-name="Table_20_Contents">Accesibilidad para <text:soft-page-break/>personas con movilidad reducida, rutas adaptadas, etc.</text:p>
          </table:table-cell>
          <table:table-cell table:style-name="Tabla1.A1" office:value-type="string">
            <text:p text:style-name="Table_20_Contents">Webs de accesibilidad, blogs <text:soft-page-break/>de turismo accesible, información de los parques</text:p>
          </table:table-cell>
          <table:table-cell table:style-name="Tabla1.A1" office:value-type="string">
            <text:p text:style-name="Table_20_Contents">Texto, base de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ntactos y recursos</text:span></text:p>
          </table:table-cell>
          <table:table-cell table:style-name="Tabla1.A1" office:value-type="string">
            <text:p text:style-name="Table_20_Contents">Información de contacto de oficinas, guías, asociaciones de conservación, etc.</text:p>
          </table:table-cell>
          <table:table-cell table:style-name="Tabla1.A1" office:value-type="string">
            <text:p text:style-name="Table_20_Contents">Web oficial, asociaciones de guías, contacto con el parque, redes sociales de los parques</text:p>
          </table:table-cell>
          <table:table-cell table:style-name="Tabla1.A1" office:value-type="string">
            <text:p text:style-name="Table_20_Contents">Texto, base de datos</text:p>
          </table:table-cell>
        </table:table-row>
      </table:table>
      <text:h text:style-name="Heading_20_3" text:outline-level="3">Cómo almacenar la información</text:h>
      <text:list text:style-name="L1">
        <text:list-item>
          <text:p text:style-name="P2"><text:span text:style-name="Strong_20_Emphasis">Base de datos</text:span>: Puedes almacenar la información estructurada en una base de datos, como MySQL o SQLite, con tablas separadas para cada tipo de dato (parques, actividades, rutas, fauna, etc.). </text:p>
        </text:list-item>
        <text:list-item>
          <text:p text:style-name="P2"><text:span text:style-name="Strong_20_Emphasis">Archivos JSON o CSV</text:span>: Si prefieres algo más simple, puedes almacenar los datos en archivos JSON o CSV, lo cual es útil para importar fácilmente la información a tu página web. </text:p>
        </text:list-item>
        <text:list-item>
          <text:p text:style-name="P1"><text:span text:style-name="Strong_20_Emphasis">Documentos de investigación</text:span>: Puedes crear documentos (como Google Docs o una hoja de cálculo de Google) para cada parque, en los que irás añadiendo la información que encuentres. </text:p>
        </text:list-item>
      </text:list>
      <text:h text:style-name="Heading_20_3" text:outline-level="3">Estrategia de Búsqueda:</text:h>
      <text:list text:style-name="L2">
        <text:list-item>
          <text:p text:style-name="P4"><text:span text:style-name="Strong_20_Emphasis">Webs oficiales</text:span>: Lo primero es revisar las webs oficiales de la Junta de Andalucía, de turismo de Jaén, y sitios específicos de parques naturales. </text:p>
        </text:list-item>
        <text:list-item>
          <text:p text:style-name="P4"><text:span text:style-name="Strong_20_Emphasis">Guías turísticas y de naturaleza</text:span>: Busca guías en línea, blogs especializados en turismo de naturaleza, o guías físicas que puedas digitalizar. </text:p>
        </text:list-item>
        <text:list-item>
          <text:p text:style-name="P4"><text:span text:style-name="Strong_20_Emphasis">Redes sociales</text:span>: Muchas veces en plataformas como Instagram, Facebook y Twitter, los parques tienen presencia o se comparten experiencias de los visitantes, lo cual puede ser útil. </text:p>
        </text:list-item>
        <text:list-item>
          <text:p text:style-name="P4"><text:span text:style-name="Strong_20_Emphasis">Foros y comunidades</text:span>: Foros de montañismo, naturaleza y actividades al aire libre (como foros de senderismo) pueden ofrecerte detalles más específicos sobre las actividades disponibles. </text:p>
        </text:list-item>
        <text:list-item>
          <text:p text:style-name="P3"><text:span text:style-name="Strong_20_Emphasis">Contacta con locales</text:span>: Si es posible, contactar con personas que vivan cerca de los parques puede darte información más detallada y actualizada. </text:p>
        </text:list-item>
      </text:list>
      <text:p text:style-name="Text_20_body">Si necesitas ayuda para estructurar la base de datos o realizar la búsqueda más eficientemente, ¡avísame y te ayudo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2:10:45.562000000</meta:creation-date>
    <dc:date>2025-01-16T12:33:40.770000000</dc:date>
    <meta:editing-duration>PT12M43S</meta:editing-duration>
    <meta:editing-cycles>1</meta:editing-cycles>
    <meta:document-statistic meta:table-count="1" meta:image-count="0" meta:object-count="0" meta:page-count="2" meta:paragraph-count="68" meta:word-count="643" meta:character-count="4231" meta:non-whitespace-character-count="3657"/>
    <meta:generator>LibreOffice/24.2.2.2$Windows_X86_64 LibreOffice_project/d56cc158d8a96260b836f100ef4b4ef25d6f1a01</meta:generator>
  </office:meta>
</office:document-meta>
</file>